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799" officeooo:paragraph-rsid="00003799"/>
    </style:style>
    <style:style style:name="P2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3" style:family="paragraph" style:parent-style-name="Standard">
      <style:paragraph-properties fo:text-align="justify" style:justify-single-word="false"/>
      <style:text-properties officeooo:rsid="00003799" officeooo:paragraph-rsid="00003799"/>
    </style:style>
    <style:style style:name="P4" style:family="paragraph" style:parent-style-name="Standard">
      <style:paragraph-properties fo:text-align="justify" style:justify-single-word="false"/>
      <style:text-properties officeooo:rsid="00003799" officeooo:paragraph-rsid="00050338"/>
    </style:style>
    <style:style style:name="P5" style:family="paragraph" style:parent-style-name="Standard">
      <style:paragraph-properties fo:text-align="justify" style:justify-single-word="false"/>
      <style:text-properties officeooo:rsid="00050338" officeooo:paragraph-rsid="00050338"/>
    </style:style>
    <style:style style:name="P6" style:family="paragraph" style:parent-style-name="Standard">
      <style:paragraph-properties fo:text-align="justify" style:justify-single-word="false"/>
      <style:text-properties officeooo:rsid="00069d47" officeooo:paragraph-rsid="00069d47"/>
    </style:style>
    <style:style style:name="P7" style:family="paragraph" style:parent-style-name="Standard">
      <style:paragraph-properties fo:text-align="justify" style:justify-single-word="false"/>
      <style:text-properties officeooo:rsid="0006b4f0" officeooo:paragraph-rsid="0006b4f0"/>
    </style:style>
    <style:style style:name="P8" style:family="paragraph" style:parent-style-name="Standard">
      <style:text-properties officeooo:rsid="0006b4f0" officeooo:paragraph-rsid="0006b4f0"/>
    </style:style>
    <style:style style:name="P9" style:family="paragraph" style:parent-style-name="Standard" style:master-page-name="">
      <loext:graphic-properties draw:fill="none"/>
      <style:paragraph-properties fo:margin-left="0in" fo:margin-right="0.4366in" fo:text-indent="0in" style:auto-text-indent="false" style:page-number="auto" fo:background-color="transparent"/>
      <style:text-properties officeooo:rsid="00003799" officeooo:paragraph-rsid="00003799"/>
    </style:style>
    <style:style style:name="P10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03799"/>
    </style:style>
    <style:style style:name="T1" style:family="text">
      <style:text-properties officeooo:rsid="00045c94"/>
    </style:style>
    <style:style style:name="T2" style:family="text">
      <style:text-properties officeooo:rsid="00050642"/>
    </style:style>
    <style:style style:name="T3" style:family="text">
      <style:text-properties officeooo:rsid="00069d47"/>
    </style:style>
    <style:style style:name="T4" style:family="text">
      <style:text-properties officeooo:rsid="0006b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r. Fred Singebau</text:span></text:p>
      <text:p text:style-name="P2"><text:span text:style-name="T3">TITLE</text:span></text:p>
      <text:p text:style-name="P2"><text:span text:style-name="T1">ADDRESS</text:span></text:p>
      <text:p text:style-name="P2"/>
      <text:p text:style-name="P2"><text:span text:style-name="T1">DATE</text:span></text:p>
      <text:p text:style-name="P2"/>
      <text:p text:style-name="P2"/>
      <text:p text:style-name="P9">Nikolao Pula, Director </text:p>
      <text:p text:style-name="P10">Office of Insular Affairs</text:p>
      <text:p text:style-name="P1">U.S. Department of the Interior</text:p>
      <text:p text:style-name="P1">1849 C Street, N.W. Mail-Stop 2429</text:p>
      <text:p text:style-name="P1">Washington, D.C. 20240</text:p>
      <text:p text:style-name="P1"/>
      <text:p text:style-name="P1"/>
      <text:p text:style-name="P1">Dear Director Pula,</text:p>
      <text:p text:style-name="P1"/>
      <text:p text:style-name="P4"><text:span text:style-name="T4">This is </text:span>a <text:span text:style-name="T1">letter of support for Dr. Moore's grant </text:span>proposal <text:span text:style-name="T1">to support his work towards biological control of coconut rhinoceros beetle (CRB) on Guam and Palau.</text:span></text:p>
      <text:p text:style-name="P4"/>
      <text:p text:style-name="P6">We have had the rhino beetle in Palau since the WW2, but it was under <text:span text:style-name="T4">very </text:span>effective biological control by a virus for many years. How<text:span text:style-name="T4">e</text:span>ver, a few years ago we noticed a resurgence in rhino beetle damage and now some areas are showing high levels of damage. Dr. Moore tells me that the new damage is from the new CRB-G biotype which has arrived in Palau. <text:span text:style-name="T4">CRB-G is resistant to the virus which controled the original biotype in Palau. Dr. Moore has been looking for a replacement biocontrol virus that will work with CRB-G and he may have found one in the Philippines. <text:s/>If this new strain of virus kills CRB-G on Guam, Dr. Moore would like to help us out by releasing it in Palau.</text:span></text:p>
      <text:p text:style-name="P6"/>
      <text:p text:style-name="P7">I am hoping that his proposal will be funded.</text:p>
      <text:p text:style-name="P4"/>
      <text:p text:style-name="P1">Yours sincerely,</text:p>
      <text:p text:style-name="P1"/>
      <text:p text:style-name="P1"/>
      <text:p text:style-name="P8">Fred Singebau, 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6:29:26.005136263</meta:creation-date>
    <dc:date>2017-07-05T18:02:38.875012685</dc:date>
    <meta:editing-duration>PT16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98" meta:character-count="1105" meta:non-whitespace-character-count="920"/>
  </office:meta>
</office:document-meta>
</file>